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661b9" officeooo:paragraph-rsid="002661b9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officeooo:rsid="002661b9" officeooo:paragraph-rsid="002661b9"/>
    </style:style>
    <style:style style:name="P9" style:family="paragraph" style:parent-style-name="Table_20_Contents" style:list-style-name="L2">
      <style:text-properties style:font-name="Arial" officeooo:rsid="002661b9" officeooo:paragraph-rsid="002661b9"/>
    </style:style>
    <style:style style:name="P10" style:family="paragraph" style:parent-style-name="Footer">
      <style:text-properties officeooo:paragraph-rsid="002722c1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48a41" style:font-weight-asian="bold" style:font-weight-complex="bold"/>
    </style:style>
    <style:style style:name="T3" style:family="text">
      <style:text-properties officeooo:rsid="00214670"/>
    </style:style>
    <style:style style:name="T4" style:family="text">
      <style:text-properties officeooo:rsid="0025330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6</text:span></text:p>
          </table:table-cell>
          <table:table-cell table:style-name="Tabelle4.C1" office:value-type="string">
            <text:p text:style-name="P2">Title: <text:span text:style-name="T1">Assignment </text:span><text:span text:style-name="T2">3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4">3</text:span></text:p>
          </table:table-cell>
          <table:table-cell table:style-name="Tabelle1.C2" office:value-type="string">
            <text:list xml:id="list5055615133268071730" text:style-name="L1">
              <text:list-item>
                <text:p text:style-name="P8">Let's print out he numbers from a given start number <text:span text:style-name="T5">s</text:span> to a given end number <text:span text:style-name="T5">e</text:span> with a given step width <text:span text:style-name="T5">w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4">3</text:span></text:p>
          </table:table-cell>
          <table:table-cell table:style-name="Tabelle1.C3" office:value-type="string">
            <text:list xml:id="list8108192205495274270" text:style-name="L2">
              <text:list-item>
                <text:p text:style-name="P9">Example: s = 1, e = 7, w = 2</text:p>
              </text:list-item>
              <text:list-item>
                <text:p text:style-name="P9">In words: every second number from 1 to 7</text:p>
              </text:list-item>
              <text:list-item>
                <text:p text:style-name="P9">Result: 1, 3, 5, 7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5">Assignment 3</text:p>
          </table:table-cell>
          <table:table-cell table:style-name="Tabelle1.C4" office:value-type="string">
            <text:list xml:id="list211219384291847" text:continue-numbering="true" text:style-name="L2">
              <text:list-item>
                <text:p text:style-name="P9">Hints:</text:p>
              </text:list-item>
              <text:list-item>
                <text:p text:style-name="P9">Use InputBox to get the numbers from the user</text:p>
              </text:list-item>
              <text:list-item>
                <text:p text:style-name="P9">Use a For loop to repeatedly print the numbers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722c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5S</meta:editing-duration>
    <meta:editing-cycles>14</meta:editing-cycles>
    <meta:generator>LibreOffice/5.1.2.2$Windows_x86 LibreOffice_project/d3bf12ecb743fc0d20e0be0c58ca359301eb705f</meta:generator>
    <dc:date>2017-08-07T21:12:18.808000000</dc:date>
    <meta:document-statistic meta:table-count="2" meta:image-count="1" meta:object-count="0" meta:page-count="1" meta:paragraph-count="21" meta:word-count="119" meta:character-count="616" meta:non-whitespace-character-count="47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